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Standard">
      <style:text-properties style:use-window-font-color="true" style:font-name="Cambria" fo:language="en" fo:country="US" style:font-name-asian="Cambria"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style:font-name="Cambria"/>
    </style:style>
    <style:style style:name="P10" style:family="paragraph" style:parent-style-name="Standard">
      <style:text-properties fo:color="#000000" style:font-name="Helv" fo:font-size="10pt" style:font-name-asian="Helv" style:font-size-asian="10pt" style:font-name-complex="Helv" style:font-size-complex="10pt"/>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19"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0" style:family="paragraph" style:parent-style-name="code">
      <style:paragraph-properties fo:margin-left="0in" fo:margin-right="0in" fo:text-indent="0in" style:auto-text-indent="false"/>
    </style:style>
    <style:style style:name="P21"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5" style:family="paragraph" style:parent-style-name="Contents_20_1">
      <style:paragraph-properties>
        <style:tab-stops>
          <style:tab-stop style:position="6in" style:type="right" style:leader-style="dotted" style:leader-text="."/>
        </style:tab-stops>
      </style:paragraph-properties>
    </style:style>
    <style:style style:name="P26" style:family="paragraph" style:parent-style-name="Contents_20_2">
      <style:paragraph-properties>
        <style:tab-stops>
          <style:tab-stop style:position="5.8035in" style:type="right" style:leader-style="dotted" style:leader-text="."/>
        </style:tab-stops>
      </style:paragraph-properties>
    </style:style>
    <style:style style:name="P27" style:family="paragraph" style:parent-style-name="Contents_20_3">
      <style:paragraph-properties>
        <style:tab-stops>
          <style:tab-stop style:position="5.6071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7">
      <style:text-properties style:font-name="Courier New1" fo:font-size="10pt" style:font-size-asian="10pt" style:font-size-complex="10pt"/>
    </style:style>
    <style:style style:name="P34" style:family="paragraph" style:parent-style-name="Standard" style:list-style-name="L7">
      <style:text-properties style:font-name="Cambria" fo:font-size="12pt" style:font-size-asian="12pt" style:font-size-complex="12pt"/>
    </style:style>
    <style:style style:name="P35" style:family="paragraph" style:parent-style-name="List_20_Paragraph" style:list-style-name="WW8Num4">
      <style:paragraph-properties fo:margin-left="0in" fo:margin-right="0in" fo:text-indent="0in" style:auto-text-indent="false"/>
    </style:style>
    <style:style style:name="P36" style:family="paragraph" style:parent-style-name="Heading" style:master-page-name="Standard">
      <style:paragraph-properties style:page-number="auto"/>
    </style:style>
    <style:style style:name="P37" style:family="paragraph" style:parent-style-name="Heading_20_2">
      <style:paragraph-properties fo:margin-left="0in" fo:margin-right="0in" fo:text-indent="0in" style:auto-text-indent="false"/>
    </style:style>
    <style:style style:name="P38"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9" style:family="paragraph" style:parent-style-name="code" style:list-style-name="L4"/>
    <style:style style:name="P40"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10pt" fo:font-weight="normal" style:font-size-asian="10pt" style:font-weight-asian="normal" style:font-size-complex="10pt" style:font-weight-complex="normal"/>
    </style:style>
    <style:style style:name="T8" style:family="text">
      <style:text-properties style:font-name="Courier New1" fo:font-size="11pt" style:font-size-asian="11pt" style:font-size-complex="11pt"/>
    </style:style>
    <style:style style:name="T9" style:family="text">
      <style:text-properties style:use-window-font-color="true" fo:language="en" fo:country="US" style:font-name-asian="Cambria" style:language-complex="ar" style:country-complex="SA"/>
    </style:style>
    <style:style style:name="T10"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Times New Roman1" fo:font-size="14pt" style:font-name-asian="Times New Roman1" style:font-size-asian="14pt" style:font-name-complex="Times New Roman1" style:font-size-complex="14pt"/>
    </style:style>
    <style:style style:name="T14" style:family="text">
      <style:text-properties fo:font-size="10pt" style:font-size-asian="10pt" style:font-size-complex="10pt"/>
    </style:style>
    <style:style style:name="T15" style:family="text">
      <style:text-properties fo:font-size="12pt" style:font-size-asian="12pt" style:font-size-complex="12pt"/>
    </style:style>
    <style:style style:name="T16" style:family="text">
      <style:text-properties fo:font-size="12pt" fo:font-weight="bold" style:font-size-asian="12pt" style:font-size-complex="12pt"/>
    </style:style>
    <style:style style:name="T17" style:family="text">
      <style:text-properties fo:color="#000080"/>
    </style:style>
    <style:style style:name="T18" style:family="text">
      <style:text-properties fo:font-style="normal"/>
    </style:style>
    <style:style style:name="T19" style:family="text">
      <style:text-properties fo:font-style="normal" fo:font-weight="bold"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xCAT Statelite Cookbook</text:p>
      <text:p text:style-name="Standard"><text:span text:style-name="Internet_20_link"/></text:p>
      <text:p text:style-name="Standard"><text:date style:data-style-name="N37" text:date-value="2010-06-02T09:58:33.67">06/02/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2780_756506716" text:style-name="Internet_20_link" text:visited-style-name="Internet_20_link">1</text:a>Introduction<text:tab/>2</text:p>
          <text:p text:style-name="P26"><text:a xlink:type="simple" xlink:href="#__RefHeading__2782_756506716" text:style-name="Internet_20_link" text:visited-style-name="Internet_20_link">1.1</text:a>Limitations<text:tab/>3</text:p>
          <text:p text:style-name="P25"><text:a xlink:type="simple" xlink:href="#__RefHeading__2784_756506716" text:style-name="Internet_20_link" text:visited-style-name="Internet_20_link">2</text:a>Configuring Statelite <text:tab/>3</text:p>
          <text:p text:style-name="P26"><text:a xlink:type="simple" xlink:href="#__RefHeading__2786_756506716" text:style-name="Internet_20_link" text:visited-style-name="Internet_20_link">2.1</text:a>Establish the <text:s/>main image<text:tab/>3</text:p>
          <text:p text:style-name="P26"><text:a xlink:type="simple" xlink:href="#__RefHeading__2788_756506716" text:style-name="Internet_20_link" text:visited-style-name="Internet_20_link">2.2</text:a>litefile table<text:tab/>4</text:p>
          <text:p text:style-name="P27"><text:a xlink:type="simple" xlink:href="#__RefHeading__1385_2058975812" text:style-name="Internet_20_link" text:visited-style-name="Internet_20_link">Sample Data for a RedHat statelite setup. </text:a><text:tab/>4</text:p>
          <text:p text:style-name="P27"><text:a xlink:type="simple" xlink:href="#__RefHeading__1387_2058975812" text:style-name="Internet_20_link" text:visited-style-name="Internet_20_link">Sample Data for SLES11 statelite setup</text:a><text:tab/>5</text:p>
          <text:p text:style-name="P26"><text:a xlink:type="simple" xlink:href="#__RefHeading__1307_1545497710" text:style-name="Internet_20_link" text:visited-style-name="Internet_20_link">2.3</text:a>litetree table<text:tab/>6</text:p>
          <text:p text:style-name="P26"><text:a xlink:type="simple" xlink:href="#__RefHeading__1309_1545497710" text:style-name="Internet_20_link" text:visited-style-name="Internet_20_link">2.4</text:a>statelite table<text:tab/>6</text:p>
          <text:p text:style-name="P26"><text:a xlink:type="simple" xlink:href="#__RefHeading__2794_756506716" text:style-name="Internet_20_link" text:visited-style-name="Internet_20_link">2.5</text:a>Policy<text:tab/>7</text:p>
          <text:p text:style-name="P26"><text:a xlink:type="simple" xlink:href="#__RefHeading__2796_756506716" text:style-name="Internet_20_link" text:visited-style-name="Internet_20_link">2.6</text:a>Add Linux Distro Packages<text:tab/>7</text:p>
          <text:p text:style-name="P26"><text:a xlink:type="simple" xlink:href="#__RefHeading__2798_756506716" text:style-name="Internet_20_link" text:visited-style-name="Internet_20_link">2.7</text:a>Add Third-Party Software<text:tab/>7</text:p>
          <text:p text:style-name="P26"><text:a xlink:type="simple" xlink:href="#__RefHeading__2800_756506716" text:style-name="Internet_20_link" text:visited-style-name="Internet_20_link">2.8</text:a>Create Statelite Image<text:tab/>8</text:p>
          <text:p text:style-name="P27"><text:a xlink:type="simple" xlink:href="#__RefHeading__1389_2058975812" text:style-name="Internet_20_link" text:visited-style-name="Internet_20_link">The postinstall file</text:a><text:tab/>8</text:p>
          <text:p text:style-name="P27"><text:a xlink:type="simple" xlink:href="#__RefHeading__1391_2058975812" text:style-name="Internet_20_link" text:visited-style-name="Internet_20_link">genimage command</text:a><text:tab/>9</text:p>
          <text:p text:style-name="P26"><text:a xlink:type="simple" xlink:href="#__RefHeading__2806_7565067161" text:style-name="Internet_20_link" text:visited-style-name="Internet_20_link">2.9</text:a>Setting up Post install scripts for statelite<text:tab/>10</text:p>
          <text:p text:style-name="P26"><text:a xlink:type="simple" xlink:href="#__RefHeading__2806_756506716" text:style-name="Internet_20_link" text:visited-style-name="Internet_20_link">2.10</text:a>Modify statelite image<text:tab/>10</text:p>
          <text:p text:style-name="P26"><text:a xlink:type="simple" xlink:href="#__RefHeading__2808_756506716" text:style-name="Internet_20_link" text:visited-style-name="Internet_20_link">2.11</text:a> Run liteimg command<text:tab/>10</text:p>
          <text:p text:style-name="P26"><text:a xlink:type="simple" xlink:href="#__RefHeading__2810_756506716" text:style-name="Internet_20_link" text:visited-style-name="Internet_20_link">2.12</text:a> Set the boot state to “statelite”<text:tab/>11</text:p>
          <text:p text:style-name="P26"><text:a xlink:type="simple" xlink:href="#__RefHeading__2812_756506716" text:style-name="Internet_20_link" text:visited-style-name="Internet_20_link">2.13</text:a> Install the Node<text:tab/>11</text:p>
          <text:p text:style-name="P25"><text:a xlink:type="simple" xlink:href="#__RefHeading__2814_756506716" text:style-name="Internet_20_link" text:visited-style-name="Internet_20_link">3</text:a>New Commands<text:tab/>12</text:p>
          <text:p text:style-name="P25"><text:a xlink:type="simple" xlink:href="#__RefHeading__2816_756506716" text:style-name="Internet_20_link" text:visited-style-name="Internet_20_link">4</text:a>Statelite Directory Structure<text:tab/>12</text:p>
          <text:p text:style-name="P26"><text:a xlink:type="simple" xlink:href="#__RefHeading__2818_756506716" text:style-name="Internet_20_link" text:visited-style-name="Internet_20_link">4.1</text:a> The noderes Table<text:tab/>13</text:p>
          <text:p text:style-name="P25"><text:a xlink:type="simple" xlink:href="#__RefHeading__2820_756506716" text:style-name="Internet_20_link" text:visited-style-name="Internet_20_link">5</text:a>Adding/updating software and files for the running nodes<text:tab/>13</text:p>
          <text:p text:style-name="P25"><text:a xlink:type="simple" xlink:href="#__RefHeading__2822_756506716" text:style-name="Internet_20_link" text:visited-style-name="Internet_20_link">6</text:a>Hierarchy Support <text:tab/>14</text:p>
          <text:p text:style-name="P26"><text:a xlink:type="simple" xlink:href="#__RefHeading__2824_756506716" text:style-name="Internet_20_link" text:visited-style-name="Internet_20_link">6.1</text:a>Setup the diskfull service node<text:tab/>14</text:p>
          <text:p text:style-name="P26"><text:a xlink:type="simple" xlink:href="#__RefHeading__2826_756506716" text:style-name="Internet_20_link" text:visited-style-name="Internet_20_link">6.2</text:a>Generate the statelite image<text:tab/>14</text:p>
          <text:p text:style-name="P26"><text:a xlink:type="simple" xlink:href="#__RefHeading__2828_756506716" text:style-name="Internet_20_link" text:visited-style-name="Internet_20_link">6.3</text:a>Sync the “/install” directory<text:tab/>14</text:p>
          <text:p text:style-name="P26"><text:a xlink:type="simple" xlink:href="#__RefHeading__2830_756506716" text:style-name="Internet_20_link" text:visited-style-name="Internet_20_link">6.4</text:a>Set the boot state to “statelite”<text:tab/>14</text:p>
          <text:p text:style-name="P26"><text:a xlink:type="simple" xlink:href="#__RefHeading__2832_756506716" text:style-name="Internet_20_link" text:visited-style-name="Internet_20_link">6.5</text:a>Install the Node<text:tab/>14</text:p>
          <text:p text:style-name="P25"><text:a xlink:type="simple" xlink:href="#__RefHeading__2834_7565067161" text:style-name="Internet_20_link" text:visited-style-name="Internet_20_link">7</text:a>Advanced Statelite features<text:tab/>14</text:p>
          <text:p text:style-name="P26"><text:a xlink:type="simple" xlink:href="#__RefHeading__1393_2058975812" text:style-name="Internet_20_link" text:visited-style-name="Internet_20_link">7.1</text:a>litetree table<text:tab/>14</text:p>
          <text:p text:style-name="P26"><text:soft-page-break/><text:a xlink:type="simple" xlink:href="#__RefHeading__1313_15454977101" text:style-name="Internet_20_link" text:visited-style-name="Internet_20_link">7.2</text:a>Installing a new Kernel in the statelite image <text:s/>(This <text:s/>is not verified)<text:tab/>15</text:p>
          <text:p text:style-name="P25"><text:a xlink:type="simple" xlink:href="#__RefHeading__2834_756506716"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start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xml:id="list29677750" text:style-name="L1">
        <text:list-header>
          <text:p text:style-name="P28">1. <text:s/>Some files can be made persistent over reboot. <text:s/>This is useful for license files or database servers where some state is needed. <text:s/>However, you still get the advantage of only having to manage a single image.</text:p>
          <text:p text:style-name="P28"/>
          <text:p text:style-name="P28">2. <text:s/>Changes to hundreds of machines can take place instantly, and automatically, by updating one main image. <text:s/>In most cases, machines do not need to reboot for these changes to take affect. <text:s/></text:p>
          <text:p text:style-name="P28"/>
          <text:p text:style-name="P28">3. <text:s/>Ease of administration by being able to lock down an image. <text:s/>Many parts of the image can be read-only, so no modifications can transpire without updating the main image.</text:p>
          <text:p text:style-name="P28"/>
          <text:p text:style-name="P28">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8"/>
          <text:p text:style-name="P28">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text:soft-page-break/>Disadvantages</text:p>
      <text:list xml:id="list29697559" text:style-name="L2">
        <text:list-item>
          <text:p text:style-name="P29"><text:s/>NFS Root requires more network traffic to run as the majority of the disk image runs over NFS. <text:s/>This may depend on your workload, but can be minimized.</text:p>
          <text:p text:style-name="P29"/>
        </text:list-item>
        <text:list-item>
          <text:p text:style-name="P29"><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9"/>
        </text:list-item>
      </text:list>
      <text:h text:style-name="Heading_20_2" text:outline-level="2"><text:bookmark-start text:name="__RefHeading__2782_756506716"/><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text:s/>Statelite is not currently supported <text:s/>on AIX.</text:p>
      <text:p text:style-name="Standard"/>
      <text:p text:style-name="Standard">Only one statelite image may be defined for a node or noderange. </text:p>
      <text:h text:style-name="Heading_20_1" text:outline-level="1"><text:bookmark-start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start text:name="__RefHeading__2786_756506716"/>Establish the <text:s/>main image<text:bookmark-end text:name="__RefHeading__2786_756506716"/></text:h>
      <text:p text:style-name="Standard"/>
      <text:p text:style-name="Standard">Any statelite image will need some files to be read/writable for individual nodes. <text:s/>But we encourage you to establish the main image. <text:s/>The image will be placed in <text:span text:style-name="T6">/install/netboot/&lt;os&gt;/&lt;arch&gt;/&lt;profile&gt;/rootimg</text:span> after running <text:span text:style-name="T5">genimage. See the </text:span><text:span text:style-name="T5"><text:reference-ref text:reference-format="text" text:ref-name="Create Statelite Image">Create Statelite Image</text:reference-ref></text:span><text:span text:style-name="T5">.</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text:soft-page-break/></text:p>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start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The setup for RedHat and SLES are below. <text:s/><text:span text:style-name="T19">Note: It is recommended that you DO NOT change their default options, since some file are necessary for the node to boot up, for example, “/etc/ssh/”, “/etc/mtab”. </text:span></text:p>
      <text:p text:style-name="P4"><text:span text:style-name="T18">Before you change the default option, you must make sure it won't affect the system</text:span>.</text:p>
      <text:h text:style-name="Heading_20_3" text:outline-level="3"><text:bookmark-start text:name="__RefHeading__1385_2058975812"/>Sample Data for a RedHat statelite setup. <text:bookmark-end text:name="__RefHeading__1385_2058975812"/></text:h>
      <text:p text:style-name="P1">This is the minimal list of files needed, <text:s/>you can add your additional files to the setup.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text:soft-page-break/>"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h text:style-name="Heading_20_3" text:outline-level="3"><text:bookmark-start text:name="__RefHeading__1387_2058975812"/>Sample Data for SLES11 statelite setup<text:bookmark-end text:name="__RefHeading__1387_2058975812"/></text:h>
      <text:p text:style-name="P1">This is the minimal list of files needed, <text:s/>you can add your additional files to the setup.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ext:soft-page-break/>tabedit litefile</text:p>
      <text:p text:style-name="Standard"/>
      <text:p text:style-name="Standard">to copy/paste the above sample lines into the litefile table.</text:p>
      <text:p text:style-name="Standard"/>
      <text:p text:style-name="P3"/>
      <text:h text:style-name="Heading_20_2" text:outline-level="2"><text:bookmark-start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up a litetree table. </text:p>
      <text:p text:style-name="Standard"/>
      <text:p text:style-name="Standard"/>
      <text:h text:style-name="Heading_20_2" text:outline-level="2"><text:bookmark-start text:name="__RefHeading__1309_1545497710"/>statelite table<text:bookmark-end text:name="__RefHeading__1309_1545497710"/></text:h>
      <text:p text:style-name="Standard">You may want some files in the image to be stored permanently, to survive reboots. <text:s text:c="2"/>This is done by entering the information into the <text:span text:style-name="T8">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1">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1"><text:reference-ref text:reference-format="text" text:ref-name="Limitations">Limitations</text:reference-ref></text:span><text:span text:style-name="T11">.</text:span></text:p>
      <text:p text:style-name="Standard"/>
      <text:p text:style-name="code"/>
      <text:p text:style-name="Standard">An example would be:</text:p>
      <text:p text:style-name="code">"japan",,"cnfs:/gpfs/state",,,</text:p>
      <text:p text:style-name="Standard"/>
      <text:p text:style-name="Standard">Any nodes in the japan node group will have their state stored in the <text:span text:style-name="T6">/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6">/.statelite/persistent</text:span>. <text:s/>The code will then create the following subdirectory <text:span text:style-name="T6">/.statelite/persistent/&lt;nodename&gt;</text:span></text:p>
      <text:p text:style-name="Standard">This directory will be the root of the image for this node's persistent files.</text:p>
      <text:p text:style-name="Standard"/>
      <text:p text:style-name="Standard">To set the “<text:span text:style-name="T8">statemnt</text:span>” value, <text:s/>you can use variables in xCAT database, <text:s/>it follows the grammar in the <text:span text:style-name="T8">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text:soft-page-break/>node name <text:s/>will be added <text:s/>in the directory automatically. <text:s text:c="2"/>If you do, then a directory named <text:span text:style-name="T8">/state/n01</text:span> will have its state tree inside <text:span text:style-name="T8">/state/n01/n0</text:span>1. <text:s/></text:p>
      <text:p text:style-name="Standard"/>
      <text:h text:style-name="Heading_20_2" text:outline-level="2"><text:bookmark-start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start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text:p>
      <text:p text:style-name="Standard">The shipped templates are found in the /opt/xcat/share/xcat/netboot/&lt;os&gt; directory. <text:s text:c="2"/>You can use these defaults, <text:s/>but if you modify them then copy the into the </text:p>
      <text:p text:style-name="Standard">/opt/xcat/share/xcat/netboot/&lt;os&gt; directory, so the modifications will not be loss on the next xCAT upgrade. </text:p>
      <text:p text:style-name="Standard">The code will first look in the “custom” directory before looking in the “share” path. </text:p>
      <text:p text:style-name="Standard"/>
      <text:p text:style-name="Standard"><text:s text:c="2"/>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 .pkglist</text:span>.</text:p>
      <text:h text:style-name="Heading_20_2" text:outline-level="2"><text:bookmark-start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29674730" text:style-name="L3">
        <text:list-header>
          <text:p text:style-name="P30">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text:soft-page-break/></text:p>
      <text:list xml:id="list29698704" text:style-name="L4">
        <text:list-header>
          <text:p text:style-name="P31">Go to <text:s/>the directory “/install/custom/netboot/&lt;OS&gt;” and add the names of the RPM packages you want in the image into the &lt;profile&gt;.otherpkgs.pkglist file.</text:p>
          <text:p text:style-name="P39"><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xml:id="list29679243" text:style-name="L5">
        <text:list-header>
          <text:p text:style-name="P32">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start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start text:name="__RefHeading__1389_2058975812"/><text:reference-mark-start text:name="The postinstall file"/>The postinstall file<text:bookmark-end text:name="__RefHeading__1389_2058975812"/><text:reference-mark-end text:name="The postinstall file"/></text:h>
      <text:p text:style-name="P9">By editing <text:s/>the .postinstall file for your profile, <text:s/>you can automate the customization of <text:s/>the root image when the root image is generated by the “<text:span text:style-name="T14">genimage</text:span>” command. </text:p>
      <text:p text:style-name="P9"><text:s/>XCAT supplies a basic *postinstall file with some <text:span text:style-name="T2">required </text:span>setup already in the script. <text:s text:c="2"/>Make sure there is at least one *postinstall file that will be used when you run genimage. <text:s/><text:span text:style-name="T9">The one shipped will setup fstab and rcons to work properly.</text:span></text:p>
      <text:p text:style-name="P7"/>
      <text:p text:style-name="P9">The *postinstall files <text:s/>can be found <text:s/>in “<text:span text:style-name="T14">/opt/xcat/share/xcat/netboot/&lt;OS&gt;/</text:span>” directories. <text:s/>If you need to create your own *postinstall file, first you should copy the <text:s/>basic setup supplied <text:s/>in the appropriate *postinstall files. <text:s/><text:span text:style-name="T9"><text:s text:c="2"/>You can add more postinstall process , if you want. If you do modify the script, you should save it in /install/custom/netboot/&lt;os&gt;, <text:s/>so it will not be overlayed with the next install. </text:span></text:p>
      <text:p text:style-name="P7"><text:s text:c="2"/></text:p>
      <text:p text:style-name="Standard"><text:bookmark-start text:name="__RefHeading__1311_1545497710"/><text:span text:style-name="T17">Rules for evaluating postinstall file</text:span> :<text:bookmark-end text:name="__RefHeading__1311_1545497710"/></text:p>
      <text:p text:style-name="Standard">There is a rule ( 2.4 release or later) for which * postinstall files will be selected to be used by genimage. </text:p>
      <text:p text:style-name="Standard">Use <text:s/>these basic rules to edit the correct file <text:s text:c="3"/>in the “<text:span text:style-name="T6">/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text:soft-page-break/></text:p>
      <text:list xml:id="list29676104" text:style-name="L6">
        <text:list-item>
          <text:p text:style-name="P40"><text:tab/>&lt;profile&gt;.&lt;os&gt;.&lt;arch&gt;.postinstall</text:p>
        </text:list-item>
        <text:list-item>
          <text:p text:style-name="P40"><text:tab/>&lt;profile&gt;.&lt;arch&gt;.postinstall</text:p>
        </text:list-item>
        <text:list-item>
          <text:p text:style-name="P40"><text:tab/>&lt;profile&gt;.&lt;os&gt;.postinstall</text:p>
        </text:list-item>
        <text:list-item>
          <text:p text:style-name="P40"><text:tab/>&lt;profile&gt;.postinstall</text:p>
        </text:list-item>
      </text:list>
      <text:p text:style-name="P16"/>
      <text:p text:style-name="Standard">genimage will select the *postinstall file from the list , <text:s/>if it exist, <text:s/>in the order 1-4. This means, if <text:s/>“<text:span text:style-name="T10">&lt;profile&gt;.&lt;os&gt;.&lt;arch&gt;.postinstall</text:span>” is there, <text:s/>it will be <text:s/>used .</text:p>
      <text:p text:style-name="Standard">If there is no such a file, then the “<text:span text:style-name="T10">&lt;profile&gt;.&lt;arch&gt;.postinstall</text:span>” file will be used.</text:p>
      <text:p text:style-name="Standard">If there's no such a file , <text:span text:style-name="T9"><text:s/>then the <text:s/>“&lt;profile&gt;.&lt;os&gt;.postinstall” file will be used.</text:span></text:p>
      <text:p text:style-name="P6">If there is no such file, <text:s/>then it will use <text:s/>“&lt;profile&gt;.postinstall”.</text:p>
      <text:p text:style-name="P6"/>
      <text:p text:style-name="P6">The *postinstall file is actually a bash script, you can add your own code to the basic function supplied in the file. </text:p>
      <text:p text:style-name="P6"/>
      <text:p text:style-name="P8"/>
      <text:h text:style-name="P38" text:outline-level="3"><text:bookmark-start text:name="__RefHeading__1391_2058975812"/>genimage command<text:bookmark-end text:name="__RefHeading__1391_2058975812"/></text:h>
      <text:p text:style-name="Standard">After all our tables are set up, it is time to create a base image. In this example, the operating system is RedHat 5.3, and we will name our image “compute ”, so that all our compute ( group) nodes will use that image. <text:s/>Make sure that compute is also the name of the profile for the node in the nodetype table. </text:p>
      <text:p text:style-name="Standard"/>
      <text:p text:style-name="code">Run: 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5">One new option to genimage named “<text:span text:style-name="T7">--permission</text:span>” is added for statelite mode, you can assign user-definable permission for <text:s/>“<text:span text:style-name="T6">/.statelite</text:span>” directory. <text:s/>The default permission is 755, <text:s/>for example to change:</text:p>
      <text:p text:style-name="P5"/>
      <text:p text:style-name="P13">./genimage -o rhels5.3 -p compute <text:s/>-i eth0 -n mlx4_core,mlx4_en,igb,bnx2 <text:s/>-m statelite --permission 777</text:p>
      <text:p text:style-name="P13"/>
      <text:p text:style-name="P13">would make the permission 777 instead of the 755 default</text:p>
      <text:p text:style-name="P5"/>
      <text:p text:style-name="Standard"/>
      <text:h text:style-name="P37" text:outline-level="2"><text:bookmark-start text:name="__RefHeading__2806_7565067161"/><text:soft-page-break/><text:reference-mark-start text:name="Setting up Post install scripts for statelite"/>Setting up Post install scripts for statelite<text:bookmark-end text:name="__RefHeading__2806_7565067161"/><text:reference-mark-end text:name="Setting up Post install scripts for statelite"/></text:h>
      <text:p text:style-name="P17"/>
      <text:p text:style-name="P17">The setup to run post install scripts for statelite is the same as for an type of install image in xCAT. <text:s text:c="2"/><text:span text:style-name="T13">The first kind of postscript is executed at genimage time, it is executed again the image itself on the MN . It was setup in </text:span><text:span text:style-name="T13"><text:reference-ref text:reference-format="text" text:ref-name="The postinstall file">The postinstall file</text:reference-ref></text:span><text:span text:style-name="T13"> section before the image was generated. </text:span></text:p>
      <text:p text:style-name="P18"/>
      <text:p text:style-name="P18"/>
      <text:p text:style-name="P19">The second kind of postscript is the script that runs on the node during node deployment time. During init.d timeframe, /etc/init.d/gettyset calls /opt/xcat/xcatdsklspost that in the image. <text:s/>Which <text:s/>uses wget to get all the postscripts under mn:/install/postscripts and copy them to /xcatpost directory. It uses openssl or stunnel to connect to the rmcd on the mn to get all the postscript names for the node from the postscripts <text:s/>table. It then calls the postscripts for the node. </text:p>
      <text:p text:style-name="P19"/>
      <text:p text:style-name="P18"><text:span text:style-name="T16">See the </text:span><text:a xlink:type="simple" xlink:href="http://xcat.svn.sourceforge.net/viewvc/xcat/xcat-core/trunk/xCAT-client/share/doc/xCAT2top.pdf"><text:span text:style-name="T16">TopDOC Appendix D</text:span></text:a><text:span text:style-name="T16"> for setting up postinstall scripts. </text:span><text:span text:style-name="T15"><text:line-break/></text:span></text:p>
      <text:h text:style-name="P37" text:outline-level="2"><text:bookmark-start text:name="__RefHeading__2806_756506716"/>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6">chroot</text:span> to make additional changes in the image, for example, <text:s/>yum/zypper updates/install using the <text:span text:style-name="T6">–installroot</text:span> flag. <text:s/></text:p>
      <text:p text:style-name="Standard"/>
      <text:h text:style-name="Heading_20_2" text:outline-level="2"><text:bookmark-start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6">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text:s/>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text:soft-page-break/></text:p>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start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6">/tftpboot</text:span> for the node to boot correctly.</text:p>
      <text:p text:style-name="Standard"/>
      <text:h text:style-name="Heading_20_2" text:outline-level="2"><text:bookmark-start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text:soft-page-break/>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start text:name="__RefHeading__2814_756506716"/>New Commands<text:bookmark-end text:name="__RefHeading__2814_756506716"/></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start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text:soft-page-break/>/.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start text:name="__RefHeading__2818_756506716"/><text:s/>The noderes Table<text:bookmark-end text:name="__RefHeading__2818_756506716"/></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start text:name="__RefHeading__2820_756506716"/>Adding/updating software and files for the running nodes<text:bookmark-end text:name="__RefHeading__2820_756506716"/></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6">/install/netboot/&lt;os&gt;/&lt;arch&gt;/&lt;profile&gt;/rootimg</text:span> directory. </text:p>
      <text:p text:style-name="Standard"/>
      <text:p text:style-name="Standard">To install or update an <text:s/>rpm, do the following:</text:p>
      <text:list xml:id="list29697204" text:style-name="L7">
        <text:list-item>
          <text:p text:style-name="P33">rpm --root /install/netboot/&lt;os&gt;/&lt;arch&gt;/&lt;profile&gt;/rootimg <text:s text:c="3"/>rpm_name</text:p>
        </text:list-item>
        <text:list-item>
          <text:p text:style-name="P34">Restart the software application on the nodes. </text:p>
          <text:p text:style-name="P33">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6">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start text:name="__RefHeading__2822_756506716"/><text:soft-page-break/>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start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6">installloc</text:span>” attribute in the site table. <text:s text:c="2"/>This makes sure that the service node <text:s/>does not mount the /install directory from the management node on the service node. </text:p>
      <text:h text:style-name="Heading_20_2" text:outline-level="2"><text:bookmark-start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start text:name="__RefHeading__2828_756506716"/>Sync the “/install” directory<text:bookmark-end text:name="__RefHeading__2828_756506716"/></text:h>
      <text:p text:style-name="Standard">The command “<text:span text:style-name="T6">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6">prsync</text:span>” command will sync all the contents in the “<text:span text:style-name="T6">/install</text:span>” directory to the service nodes, the first <text:s/>time will take a long time. <text:s/>But after the first time, it will take very short time to sync.</text:p>
      <text:p text:style-name="Standard"/>
      <text:p text:style-name="P3">NOTE: if you make any changes in the “<text:span text:style-name="T6">/install</text:span>” directory on the management node, and the changes can affect the statelite image, <text:s/>you need to sync the “<text:span text:style-name="T6">/install</text:span>” directory to the service node again. </text:p>
      <text:h text:style-name="Heading_20_2" text:outline-level="2"><text:bookmark-start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start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start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start text:name="__RefHeading__1393_2058975812"/>litetree table<text:bookmark-end text:name="__RefHeading__1393_2058975812"/></text:h>
      <text:p text:style-name="Standard"/>
      <text:p text:style-name="Standard"><text:soft-page-break/>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37" text:outline-level="2"><text:bookmark-start text:name="__RefHeading__1313_15454977101"/>Installing a new Kernel in the statelite image <text:s/>(This <text:s/>is not verified)<text:bookmark-end text:name="__RefHeading__1313_15454977101"/></text:h>
      <text:p text:style-name="P17"/>
      <text:p text:style-name="P17">Obtain you new kernel and kernel modules on the MN, for example here we have a new SLES kernel. </text:p>
      <text:p text:style-name="P17"/>
      <text:p text:style-name="P17"><text:soft-page-break/>Copy the kernel into /boot :</text:p>
      <text:p text:style-name="P17"/>
      <text:p text:style-name="code">cp <text:span text:style-name="T12">vmlinux-2.6.32.10-0.5-ppc64</text:span><text:span text:style-name="T11"> <text:s text:c="2"/>/boot</text:span></text:p>
      <text:p text:style-name="P14"/>
      <text:p text:style-name="P14">Copy the kernel modules into /lib/modules/&lt;new kernel directory&gt;</text:p>
      <text:p text:style-name="P14"/>
      <text:p text:style-name="P10">xcatlinuxmn:/lib/modules # ls -al <text:s text:c="4"/></text:p>
      <text:p text:style-name="P22">total 16</text:p>
      <text:p text:style-name="P22">drwxr-xr-x <text:s/>4 root root 4096 Apr 19 10:39 .</text:p>
      <text:p text:style-name="P22">drwxr-xr-x 17 root root 4096 Apr 13 08:39 ..</text:p>
      <text:p text:style-name="P22">drwxr-xr-x <text:s/>3 root root 4096 Apr 13 08:51 2.6.32.10-0.4-ppc64</text:p>
      <text:p text:style-name="P23">drwxr-xr-x <text:s/>4 root root 4096 Apr 19 10:12 2.6.32.10-0.5-ppc64</text:p>
      <text:p text:style-name="P23"/>
      <text:p text:style-name="P24">Run genimage to update the statelite image with the new kernel</text:p>
      <text:p text:style-name="P24"/>
      <text:p text:style-name="code">cd /opt/xcat/share/xcat/netboot/sles</text:p>
      <text:p text:style-name="P21"/>
      <text:p text:style-name="P24"/>
      <text:p text:style-name="P22">./genimage -i eth0 -n ehea -o sles11.1 -p compute <text:s/>-m statelite <text:s/>-k 2.6.32.10-0.5-ppc64</text:p>
      <text:p text:style-name="P22"/>
      <text:p text:style-name="P22">then after a nodeset command and netboot.. the uname -a shows the new kernel.</text:p>
      <text:p text:style-name="P20"/>
      <text:h text:style-name="Heading_20_1" text:outline-level="1"><text:bookmark-start text:name="__RefHeading__2834_756506716"/>Debugging techniques<text:bookmark-end text:name="__RefHeading__2834_756506716"/></text:h>
      <text:p text:style-name="Standard"/>
      <text:list xml:id="list29672416" text:style-name="WW8Num4">
        <text:list-item>
          <text:p text:style-name="P35">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5">You can also set the machine to shell. <text:s/>Just add the word “shell” on the end of the pxeboot file of the node in the append line. This will make the init script in the initramfs pause 3 times before doing a switch_root.</text:p>
        </text:list-item>
        <text:list-item>
          <text:p text:style-name="P35">When all the files are linked they are logged in /.statelite/statelite.log on the node. <text:s/>You can get into the node after it has booted and look in the /.statelite directory.</text:p>
          <text:p text:style-name="P35"/>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Win32 OpenOffice.org_project/300m9$Build-9358</meta:generator>
    <dc:title>xCAT Statelite Cookbook</dc:title>
    <meta:initial-creator>Vallard Benincosa</meta:initial-creator>
    <meta:creation-date>2010-02-03T13:22:00</meta:creation-date>
    <dc:date>2010-06-02T09:58:33.51</dc:date>
    <meta:print-date>2010-01-27T18:01:00</meta:print-date>
    <meta:editing-cycles>90</meta:editing-cycles>
    <meta:editing-duration>PT47H25M22S</meta:editing-duration>
    <meta:document-statistic meta:table-count="0" meta:image-count="0" meta:object-count="0" meta:page-count="16" meta:paragraph-count="370" meta:word-count="4114" meta:character-count="27717"/>
    <meta:user-defined meta:name="Info 1"/>
    <meta:user-defined meta:name="Info 2"/>
    <meta:user-defined meta:name="Info 3"/>
    <meta:user-defined meta:name="Info 4"/>
  </office:meta>
</office:document-meta>
</file>